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4cm" svg:height="2cm" svg:x="8.5cm" svg:y="11cm">
          <text:p text:style-name="P1">Mitrov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4cm" svg:height="2cm" svg:x="2cm" svg:y="24cm">
          <text:p text:style-name="P1">Fl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2cm" svg:x="2cm" svg:y="15.5cm">
          <text:p text:style-name="P1">Br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2cm" svg:x="2cm" svg:y="19.5cm">
          <text:p text:style-name="P1">Zaj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2cm" svg:x="8.5cm" svg:y="15.5cm">
          <text:p text:style-name="P1">Katay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2cm" svg:x="15cm" svg:y="15.5cm">
          <text:p text:style-name="P1">Ozkaya</text:p>
          <text:p text:style-name="P1">Nord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2cm" svg:x="2cm" svg:y="11cm">
          <text:p text:style-name="P1">Weiwei</text:p>
          <text:p text:style-name="P1">Todoro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cm" svg:height="2cm" svg:x="15cm" svg:y="11cm">
          <text:p text:style-name="P1">Kamba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2cm" svg:x="8.5cm" svg:y="6.5cm">
          <text:p text:style-name="P1">pya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5cm" svg:y1="8.5cm" svg:x2="10.5cm" svg:y2="11cm" draw:start-shape="id1" draw:start-glue-point="8" draw:end-shape="id2" draw:end-glue-point="4" svg:d="m10500 8500v2500">
          <text:p/>
        </draw:connector>
        <draw:connector draw:style-name="gr2" draw:text-style-name="P1" draw:layer="layout" draw:type="curve" svg:x1="10.5cm" svg:y1="8.5cm" svg:x2="17cm" svg:y2="11cm" draw:start-shape="id1" draw:start-glue-point="8" draw:end-shape="id3" draw:end-glue-point="4" svg:d="m10500 8500c0 1876 6500 627 6500 2500">
          <text:p/>
        </draw:connector>
        <draw:connector draw:style-name="gr2" draw:text-style-name="P1" draw:layer="layout" draw:type="curve" svg:x1="10.5cm" svg:y1="8.5cm" svg:x2="4cm" svg:y2="11cm" draw:start-shape="id1" draw:start-glue-point="8" draw:end-shape="id4" draw:end-glue-point="4" svg:d="m10500 8500c0 1876-6500 627-6500 2500">
          <text:p/>
        </draw:connector>
        <draw:connector draw:style-name="gr2" draw:text-style-name="P1" draw:layer="layout" draw:type="curve" svg:x1="10.5cm" svg:y1="13cm" svg:x2="10.5cm" svg:y2="15.5cm" draw:start-shape="id2" draw:start-glue-point="8" draw:end-shape="id5" draw:end-glue-point="4" svg:d="m10500 13000v2500">
          <text:p/>
        </draw:connector>
        <draw:connector draw:style-name="gr2" draw:text-style-name="P1" draw:layer="layout" draw:type="curve" svg:x1="4cm" svg:y1="17.5cm" svg:x2="4cm" svg:y2="19.5cm" draw:start-shape="id6" draw:start-glue-point="8" draw:end-shape="id7" draw:end-glue-point="4" svg:d="m4000 17500v2000">
          <text:p/>
        </draw:connector>
        <draw:connector draw:style-name="gr2" draw:text-style-name="P1" draw:layer="layout" draw:type="curve" svg:x1="4cm" svg:y1="13cm" svg:x2="4cm" svg:y2="15.5cm" draw:start-shape="id4" draw:start-glue-point="8" draw:end-shape="id6" draw:end-glue-point="4" svg:d="m4000 13000v2500">
          <text:p/>
        </draw:connector>
        <draw:connector draw:style-name="gr2" draw:text-style-name="P1" draw:layer="layout" draw:type="curve" svg:x1="10.5cm" svg:y1="13cm" svg:x2="17cm" svg:y2="15.5cm" draw:start-shape="id2" draw:start-glue-point="8" draw:end-shape="id8" draw:end-glue-point="4" svg:d="m10500 13000c0 1876 6500 627 6500 2500">
          <text:p/>
        </draw:connector>
        <draw:connector draw:style-name="gr2" draw:text-style-name="P1" draw:layer="layout" draw:type="curve" svg:x1="17cm" svg:y1="13cm" svg:x2="17cm" svg:y2="15.5cm" draw:start-shape="id3" draw:start-glue-point="8" draw:end-shape="id8" draw:end-glue-point="4" svg:d="m17000 13000v2500">
          <text:p/>
        </draw:connector>
        <draw:frame draw:style-name="gr3" draw:layer="layout" svg:width="6.098cm" svg:height="0.962cm" svg:x="13.902cm" svg:y="17.538cm">
          <draw:text-box>
            <text:p>Kelvin-Voight Model</text:p>
          </draw:text-box>
        </draw:frame>
        <draw:connector draw:style-name="gr2" draw:text-style-name="P1" draw:layer="layout" draw:type="curve" svg:x1="8.5cm" svg:y1="12cm" svg:x2="6cm" svg:y2="12cm" draw:start-shape="id2" draw:start-glue-point="6" draw:end-shape="id4" draw:end-glue-point="10" svg:d="m8500 12000h-2500">
          <text:p/>
        </draw:connector>
        <draw:connector draw:style-name="gr2" draw:text-style-name="P1" draw:layer="layout" draw:type="curve" svg:x1="12.5cm" svg:y1="16.5cm" svg:x2="15cm" svg:y2="16.5cm" draw:start-shape="id5" draw:start-glue-point="10" draw:end-shape="id8" draw:end-glue-point="6" svg:d="m12500 16500h2500">
          <text:p/>
        </draw:connector>
        <draw:custom-shape draw:style-name="gr1" draw:text-style-name="P1" draw:id="id10" draw:layer="layout" svg:width="4cm" svg:height="2cm" svg:x="6.5cm" svg:y="24cm">
          <text:p text:style-name="P1">Mussa-Ivald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2cm" svg:x="11cm" svg:y="24cm">
          <text:p text:style-name="P1">Benne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2cm" svg:x="15.5cm" svg:y="24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0.749cm" svg:x1="10.5cm" svg:y1="17.5cm" svg:x2="4cm" svg:y2="24cm" draw:start-shape="id5" draw:start-glue-point="8" draw:end-shape="id9" draw:end-glue-point="4" svg:d="m10500 17500c0 6000-6500 2750-6500 6500">
          <text:p/>
        </draw:connector>
        <draw:connector draw:style-name="gr2" draw:text-style-name="P1" draw:layer="layout" draw:type="curve" svg:x1="10.5cm" svg:y1="17.5cm" svg:x2="8.5cm" svg:y2="24cm" draw:start-shape="id5" draw:start-glue-point="8" draw:end-shape="id10" draw:end-glue-point="4" svg:d="m10500 17500c0 4876-2000 1627-2000 6500">
          <text:p/>
        </draw:connector>
        <draw:connector draw:style-name="gr2" draw:text-style-name="P1" draw:layer="layout" draw:type="curve" svg:x1="10.5cm" svg:y1="17.5cm" svg:x2="13cm" svg:y2="24cm" draw:start-shape="id5" draw:start-glue-point="8" draw:end-shape="id11" draw:end-glue-point="4" svg:d="m10500 17500c0 4876 2500 1627 2500 6500">
          <text:p/>
        </draw:connector>
        <draw:connector draw:style-name="gr2" draw:text-style-name="P1" draw:layer="layout" draw:type="curve" svg:x1="10.5cm" svg:y1="17.5cm" svg:x2="17.5cm" svg:y2="24cm" draw:start-shape="id5" draw:start-glue-point="8" draw:end-shape="id12" draw:end-glue-point="4" svg:d="m10500 17500c0 4876 7000 1627 7000 6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7T23:31:36</meta:creation-date>
    <dc:date>2010-05-17T23:51:17</dc:date>
    <meta:editing-duration>PT00H19M41S</meta:editing-duration>
    <meta:editing-cycles>2</meta:editing-cycles>
    <meta:generator>OpenOffice.org/3.2$Unix OpenOffice.org_project/320m12$Build-9483</meta:generator>
    <meta:document-statistic meta:object-count="27"/>
  </office:meta>
</office:document-meta>
</file>